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arial" svg:font-family="arial, sans-serif"/>
    <style:font-face style:name="FreeSans1" svg:font-family="FreeSans" style:font-family-generic="swiss"/>
    <style:font-face style:name="Acadami" svg:font-family="Acadami" style:font-pitch="variable"/>
    <style:font-face style:name="Briem Handwriting" svg:font-family="'Briem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Briem Handwriting" fo:font-size="24pt" fo:font-style="italic" officeooo:rsid="000169af" officeooo:paragraph-rsid="000169af" style:font-size-asian="24pt" style:font-style-asian="italic" style:font-size-complex="24pt" style:font-style-complex="italic"/>
    </style:style>
    <style:style style:name="P2" style:family="paragraph" style:parent-style-name="Standard">
      <style:text-properties style:font-name="Briem Handwriting" fo:font-size="24pt" fo:font-style="italic" officeooo:rsid="00054c26" officeooo:paragraph-rsid="00054c26" style:font-size-asian="24pt" style:font-style-asian="italic" style:font-size-complex="24pt" style:font-style-complex="italic"/>
    </style:style>
    <style:style style:name="P3" style:family="paragraph" style:parent-style-name="Standard">
      <style:text-properties style:font-name="Acadami" fo:font-size="18pt" officeooo:rsid="000169af" officeooo:paragraph-rsid="000169af" style:font-size-asian="18pt" style:font-size-complex="18pt"/>
    </style:style>
    <style:style style:name="P4" style:family="paragraph" style:parent-style-name="Standard">
      <style:text-properties style:font-name="Acadami" fo:font-size="18pt" officeooo:rsid="00054c26" officeooo:paragraph-rsid="00054c26" style:font-size-asian="18pt" style:font-size-complex="18pt"/>
    </style:style>
    <style:style style:name="P5" style:family="paragraph" style:parent-style-name="Standard">
      <style:paragraph-properties fo:break-before="column"/>
      <style:text-properties style:font-name="Briem Handwriting" fo:font-size="24pt" fo:font-style="italic" officeooo:rsid="00054c26" officeooo:paragraph-rsid="00054c26" style:font-size-asian="24pt" style:font-style-asian="italic" style:font-size-complex="24pt" style:font-style-complex="italic"/>
    </style:style>
    <style:style style:name="T1" style:family="text">
      <style:text-properties fo:font-variant="normal" fo:text-transform="none" fo:color="#000000" fo:letter-spacing="normal"/>
    </style:style>
    <style:style style:name="T2" style:family="text">
      <style:text-properties fo:font-variant="normal" fo:text-transform="none" fo:color="#000000" fo:letter-spacing="normal" fo:font-style="italic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font-weight="normal"/>
    </style:style>
    <style:style style:name="T5" style:family="text">
      <style:text-properties fo:font-variant="normal" fo:text-transform="none" fo:color="#000000" fo:letter-spacing="normal" fo:font-weight="normal" officeooo:rsid="0004c974"/>
    </style:style>
    <style:style style:name="T6" style:family="text">
      <style:text-properties fo:font-style="italic"/>
    </style:style>
    <style:style style:name="T7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rbis Pictus</text:p>
      <text:p text:style-name="P4">Chapter V</text:p>
      <text:p text:style-name="P4"/>
      <text:p text:style-name="P3"><text:span text:style-name="T7">Ignis</text:span> ardet, urit,</text:p>
      <text:p text:style-name="P3">cremat.</text:p>
      <text:p text:style-name="P3"><text:span text:style-name="T2">Scintilla</text:span><text:span text:style-name="T1"> </text:span><text:span text:style-name="T3">ejus elisa</text:span><text:line-break/><text:span text:style-name="T3">e </text:span><text:span text:style-name="T2">Silice</text:span><text:span text:style-name="T3">, (Pyrite) 2.</text:span><text:line-break/><text:span text:style-name="T3">Ope </text:span><text:span text:style-name="T2">Chalybis</text:span><text:span text:style-name="T3">, 1.</text:span><text:line-break/><text:span text:style-name="T3">et excepta a </text:span><text:span text:style-name="T2">Fomite</text:span><text:line-break/><text:span text:style-name="T3">in </text:span><text:span text:style-name="T2">Suscitabulo</text:span><text:span text:style-name="T3">, 3.</text:span><text:line-break/><text:span text:style-name="T3">accendit </text:span><text:span text:style-name="T2">Sulphuratum</text:span><text:span text:style-name="T3">, 4.</text:span><text:line-break/><text:span text:style-name="T3">et inde </text:span><text:span text:style-name="T2">Candelam</text:span><text:span text:style-name="T3">, 5.</text:span><text:line-break/><text:span text:style-name="T3">vel </text:span><text:span text:style-name="T2">Lignum</text:span><text:span text:style-name="T3">, 6.</text:span><text:line-break/><text:span text:style-name="T3">et excitat </text:span><text:span text:style-name="T2">Flammam</text:span><text:span text:style-name="T3">, 7.</text:span><text:line-break/><text:span text:style-name="T3">vel </text:span><text:span text:style-name="T2">Incendium</text:span><text:span text:style-name="T3">, 8.</text:span><text:line-break/><text:span text:style-name="T3">quod corripit</text:span><text:line-break/><text:span text:style-name="T3">Ædificia.</text:span></text:p>
      <text:p text:style-name="P3"><text:span text:style-name="T2">Fumus</text:span><text:span text:style-name="T3">, 9.</text:span><text:line-break/><text:span text:style-name="T3">ascendit inde,</text:span><text:line-break/><text:span text:style-name="T3">qui, adhærans</text:span><text:line-break/><text:span text:style-name="T2">Camino</text:span><text:span text:style-name="T3">, 10.</text:span><text:line-break/><text:span text:style-name="T3">abit in </text:span><text:span text:style-name="T2">Fuliginem</text:span><text:span text:style-name="T3">.</text:span></text:p>
      <text:p text:style-name="P3"><text:span text:style-name="T3">Ex </text:span><text:span text:style-name="T2">Torre</text:span><text:span text:style-name="T3">,</text:span><text:line-break/><text:span text:style-name="T3">(ligno ardente,)</text:span><text:line-break/><text:span text:style-name="T3">fit </text:span><text:span text:style-name="T2">Titio</text:span><text:span text:style-name="T3">, 11.</text:span><text:line-break/><text:span text:style-name="T3">(lignum extinctum.)</text:span></text:p>
      <text:p text:style-name="P3"><text:span text:style-name="T3">Ex </text:span><text:span text:style-name="T2">Pruna</text:span><text:span text:style-name="T3">,</text:span><text:line-break/><text:span text:style-name="T3">(candente particulâ</text:span><text:line-break/><text:span text:style-name="T3">Torris,)</text:span><text:line-break/><text:span text:style-name="T3">fit </text:span><text:span text:style-name="T2">Carbo</text:span><text:span text:style-name="T3">, 12.</text:span><text:line-break/><text:span text:style-name="T3">(</text:span><text:span text:style-name="T2">Particula mortua</text:span><text:span text:style-name="T3">.)</text:span></text:p>
      <text:p text:style-name="P3">Quod remanet,<text:line-break/>tandem est <text:span text:style-name="T6">Cinis</text:span>, 13.<text:line-break/>&amp; <text:span text:style-name="T6">Favilla</text:span> (ardens <text:span text:style-name="T6">Cinis</text:span>.)<text:line-break/></text:p>
      <text:p text:style-name="P5">Name: <text:s text:c="28"/></text:p>
      <text:p text:style-name="P2">Date: <text:s text:c="33"/></text:p>
      <text:p text:style-name="P1"><text:span text:style-name="T4">ignis ardet, urit, cremat</text:span></text:p>
      <text:p text:style-name="P1"><text:s text:c="40"/></text:p>
      <text:p text:style-name="P1"><text:span text:style-name="T4"><text:s text:c="41"/></text:span></text:p>
      <text:p text:style-name="P1"><text:span text:style-name="T4">scintilla silice <text:s text:c="17"/><text:line-break/> <text:s text:c="53"/></text:span></text:p>
      <text:p text:style-name="P1"><text:span text:style-name="T4"><text:s text:c="41"/></text:span></text:p>
      <text:p text:style-name="P1"><text:span text:style-name="T4">chalybis, fomite <text:s text:c="15"/></text:span></text:p>
      <text:p text:style-name="P1"><text:span text:style-name="T4"><text:s text:c="40"/></text:span></text:p>
      <text:p text:style-name="P1"><text:span text:style-name="T4"><text:s text:c="40"/></text:span></text:p>
      <text:p text:style-name="P1"><text:span text:style-name="T4">sulphuratum <text:s text:c="17"/></text:span></text:p>
      <text:p text:style-name="P1"><text:span text:style-name="T4"><text:s text:c="42"/></text:span></text:p>
      <text:p text:style-name="P1"><text:span text:style-name="T4"><text:s text:c="42"/></text:span></text:p>
      <text:p text:style-name="P1"><text:span text:style-name="T4">flammam incendium <text:s text:c="2"/></text:span></text:p>
      <text:p text:style-name="P1"><text:span text:style-name="T4"><text:s text:c="40"/></text:span></text:p>
      <text:p text:style-name="P1"><text:span text:style-name="T4"><text:s text:c="40"/></text:span></text:p>
      <text:p text:style-name="P1"><text:span text:style-name="T4">fumus, ful</text:span><text:span text:style-name="T5">i</text:span><text:span text:style-name="T4">ginem <text:s text:c="14"/></text:span></text:p>
      <text:p text:style-name="P1"><text:span text:style-name="T4"><text:s text:c="41"/></text:span></text:p>
      <text:p text:style-name="P1"><text:span text:style-name="T4"><text:s text:c="44"/></text:span></text:p>
      <text:p text:style-name="P1"><text:span text:style-name="T4">pruna, carbo <text:s text:c="20"/></text:span></text:p>
      <text:p text:style-name="P1"><text:span text:style-name="T4"><text:s text:c="40"/></text:span></text:p>
      <text:p text:style-name="P1"><text:span text:style-name="T4"><text:s text:c="43"/></text:span></text:p>
      <text:p text:style-name="P1"><text:span text:style-name="T4">cinis, favilla, <text:s text:c="19"/></text:span></text:p>
      <text:p text:style-name="P1"><text:span text:style-name="T4"><text:s text:c="44"/></text:span></text:p>
      <text:p text:style-name="P1"><text:span text:style-name="T4"><text:s text:c="4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arial" svg:font-family="arial, sans-serif"/>
    <style:font-face style:name="FreeSans1" svg:font-family="FreeSans" style:font-family-generic="swiss"/>
    <style:font-face style:name="Acadami" svg:font-family="Acadami" style:font-pitch="variable"/>
    <style:font-face style:name="Briem Handwriting" svg:font-family="'Briem Handwritin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2">
          <style:column style:rel-width="4256*" fo:start-indent="0cm" fo:end-indent="0cm"/>
          <style:column style:rel-width="5382*" fo:start-indent="0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3T11:28:31.460291452</meta:creation-date>
    <meta:print-date>2015-11-13T11:37:29.004723198</meta:print-date>
    <dc:date>2015-11-13T12:40:23.080922089</dc:date>
    <meta:editing-duration>PT56M40S</meta:editing-duration>
    <meta:editing-cycles>3</meta:editing-cycles>
    <meta:generator>LibreOffice/4.3.3.2$Linux_X86_64 LibreOffice_project/430m0$Build-2</meta:generator>
    <meta:document-statistic meta:table-count="0" meta:image-count="0" meta:object-count="0" meta:page-count="1" meta:paragraph-count="34" meta:word-count="104" meta:character-count="1522" meta:non-whitespace-character-count="587"/>
  </office:meta>
</office:document-meta>
</file>